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Heading_20_1">
      <style:text-properties fo:language="en" fo:country="US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bookmark text:name="SNU3_DEVELOPER_LOG_DAY_463"/>SNU developer log day 463</text:h>
      <text:p text:style-name="P1">I had a decent day with development today. My procrastination is starting to go away, and I made a huge accomplishment last night for a personal project: I finally finished converting a nearly 13000 line text file into HTML, and turned it into a functional tool for myself. For website development today, I continued what I have been doing lately, I am near completion on the project.</text:p>
      <text:p text:style-name="P1">I am getting very close to completion. I don't know exactly how far back the entries go at the moment, and this might slow me down. After this, I still have weekly entries to do, and some day in the future, exports. Today was an OK day for development. Things should change soon, I have exported a years worth of update log and developer log entries now.</text:p>
      <text:p text:style-name="Text_20_body"><text:span text:style-name="T1">Sean Patrick Myrick on May 7th 202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8T16:30:12.733000000</meta:creation-date>
    <dc:date>2020-05-08T16:30:42.171000000</dc:date>
    <meta:editing-duration>PT32S</meta:editing-duration>
    <meta:editing-cycles>1</meta:editing-cycles>
    <meta:document-statistic meta:table-count="0" meta:image-count="0" meta:object-count="0" meta:page-count="1" meta:paragraph-count="4" meta:word-count="146" meta:character-count="798" meta:non-whitespace-character-count="656"/>
    <meta:generator>LibreOffice/6.1.2.1$Windows_X86_64 LibreOffice_project/65905a128db06ba48db947242809d14d3f9a93fe</meta:generator>
  </office:meta>
</office:document-meta>
</file>